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80808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04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80808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c0c0c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c0c0" draw:marker-start-width="0.04cm" draw:marker-end-width="0.1cm" draw:fill-color="#c8dc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808080" draw:marker-start-width="0.04cm" draw:marker-end-width="0.1cm" draw:fill="solid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c0c0c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808080" draw:marker-start="Arrow" draw:marker-start-width="0.1cm" draw:marker-end="Arrow" draw:marker-end-width="0.1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 fo:font-size="10pt" style:font-size-asian="18pt" style:font-size-complex="18pt"/>
    </style:style>
    <style:style style:name="P4" style:family="paragraph">
      <style:paragraph-properties fo:text-align="center"/>
      <style:text-properties style:use-window-font-color="true"/>
    </style:style>
    <style:style style:name="P5" style:family="paragraph">
      <style:paragraph-properties fo:text-align="center"/>
      <style:text-properties style:use-window-font-color="true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808080" fo:font-size="10pt" style:font-size-asian="18pt" style:font-size-complex="18pt"/>
    </style:style>
    <style:style style:name="T3" style:family="text">
      <style:text-properties style:use-window-font-color="true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55cm" svg:y1="3.902cm" svg:x2="5.946cm" svg:y2="3.902cm">
          <text:p/>
        </draw:line>
        <draw:custom-shape draw:style-name="gr2" draw:text-style-name="P1" draw:layer="layout" svg:width="0.503cm" svg:height="0.502cm" svg:x="4.939cm" svg:y="3.65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4.939cm" svg:y="4.65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5.945cm" svg:y="3.65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5.945cm" svg:y="4.65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cm" svg:y1="3.902cm" svg:x2="4.939cm" svg:y2="3.902cm">
          <text:p/>
        </draw:line>
        <draw:line draw:style-name="gr3" draw:text-style-name="P1" draw:layer="layout" svg:x1="6.461cm" svg:y1="3.902cm" svg:x2="6.7cm" svg:y2="3.902cm">
          <text:p/>
        </draw:line>
        <draw:line draw:style-name="gr1" draw:text-style-name="P1" draw:layer="layout" svg:x1="5.455cm" svg:y1="4.906cm" svg:x2="5.946cm" svg:y2="4.906cm">
          <text:p/>
        </draw:line>
        <draw:line draw:style-name="gr1" draw:text-style-name="P1" draw:layer="layout" svg:x1="4.7cm" svg:y1="4.906cm" svg:x2="4.939cm" svg:y2="4.906cm">
          <text:p/>
        </draw:line>
        <draw:line draw:style-name="gr3" draw:text-style-name="P1" draw:layer="layout" svg:x1="6.461cm" svg:y1="4.906cm" svg:x2="6.7cm" svg:y2="4.906cm">
          <text:p/>
        </draw:line>
        <draw:line draw:style-name="gr1" draw:text-style-name="P1" draw:layer="layout" svg:x1="5.191cm" svg:y1="4.646cm" svg:x2="5.191cm" svg:y2="4.155cm">
          <text:p/>
        </draw:line>
        <draw:line draw:style-name="gr1" draw:text-style-name="P1" draw:layer="layout" svg:x1="5.191cm" svg:y1="5.4cm" svg:x2="5.191cm" svg:y2="5.161cm">
          <text:p/>
        </draw:line>
        <draw:line draw:style-name="gr3" draw:text-style-name="P1" draw:layer="layout" svg:x1="5.191cm" svg:y1="3.639cm" svg:x2="5.191cm" svg:y2="3.4cm">
          <text:p/>
        </draw:line>
        <draw:line draw:style-name="gr1" draw:text-style-name="P1" draw:layer="layout" svg:x1="6.197cm" svg:y1="4.646cm" svg:x2="6.197cm" svg:y2="4.155cm">
          <text:p/>
        </draw:line>
        <draw:line draw:style-name="gr1" draw:text-style-name="P1" draw:layer="layout" svg:x1="6.197cm" svg:y1="5.4cm" svg:x2="6.197cm" svg:y2="5.161cm">
          <text:p/>
        </draw:line>
        <draw:line draw:style-name="gr3" draw:text-style-name="P1" draw:layer="layout" svg:x1="6.197cm" svg:y1="3.639cm" svg:x2="6.197cm" svg:y2="3.4cm">
          <text:p/>
        </draw:line>
        <draw:line draw:style-name="gr4" draw:text-style-name="P1" draw:layer="layout" svg:x1="5.455cm" svg:y1="1.902cm" svg:x2="5.946cm" svg:y2="1.902cm">
          <text:p/>
        </draw:line>
        <draw:custom-shape draw:style-name="gr5" draw:text-style-name="P3" draw:layer="layout" svg:width="0.503cm" svg:height="0.502cm" svg:x="4.939cm" svg:y="1.6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4.939cm" svg:y="2.655cm">
          <text:p text:style-name="P4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5.945cm" svg:y="1.6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5.945cm" svg:y="2.6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7cm" svg:y1="1.902cm" svg:x2="4.939cm" svg:y2="1.902cm">
          <text:p/>
        </draw:line>
        <draw:line draw:style-name="gr7" draw:text-style-name="P1" draw:layer="layout" svg:x1="6.461cm" svg:y1="1.902cm" svg:x2="6.7cm" svg:y2="1.902cm">
          <text:p/>
        </draw:line>
        <draw:line draw:style-name="gr4" draw:text-style-name="P1" draw:layer="layout" svg:x1="5.455cm" svg:y1="2.906cm" svg:x2="5.946cm" svg:y2="2.906cm">
          <text:p/>
        </draw:line>
        <draw:line draw:style-name="gr4" draw:text-style-name="P1" draw:layer="layout" svg:x1="4.7cm" svg:y1="2.906cm" svg:x2="4.939cm" svg:y2="2.906cm">
          <text:p/>
        </draw:line>
        <draw:line draw:style-name="gr7" draw:text-style-name="P1" draw:layer="layout" svg:x1="6.461cm" svg:y1="2.906cm" svg:x2="6.7cm" svg:y2="2.906cm">
          <text:p/>
        </draw:line>
        <draw:line draw:style-name="gr4" draw:text-style-name="P1" draw:layer="layout" svg:x1="5.191cm" svg:y1="2.646cm" svg:x2="5.191cm" svg:y2="2.155cm">
          <text:p/>
        </draw:line>
        <draw:line draw:style-name="gr4" draw:text-style-name="P1" draw:layer="layout" svg:x1="5.191cm" svg:y1="3.4cm" svg:x2="5.191cm" svg:y2="3.161cm">
          <text:p/>
        </draw:line>
        <draw:line draw:style-name="gr7" draw:text-style-name="P1" draw:layer="layout" svg:x1="5.191cm" svg:y1="1.639cm" svg:x2="5.191cm" svg:y2="1.4cm">
          <text:p/>
        </draw:line>
        <draw:line draw:style-name="gr4" draw:text-style-name="P1" draw:layer="layout" svg:x1="6.197cm" svg:y1="2.646cm" svg:x2="6.197cm" svg:y2="2.155cm">
          <text:p/>
        </draw:line>
        <draw:line draw:style-name="gr4" draw:text-style-name="P1" draw:layer="layout" svg:x1="6.197cm" svg:y1="3.4cm" svg:x2="6.197cm" svg:y2="3.161cm">
          <text:p/>
        </draw:line>
        <draw:line draw:style-name="gr7" draw:text-style-name="P1" draw:layer="layout" svg:x1="6.197cm" svg:y1="1.639cm" svg:x2="6.197cm" svg:y2="1.4cm">
          <text:p/>
        </draw:line>
        <draw:line draw:style-name="gr4" draw:text-style-name="P1" draw:layer="layout" svg:x1="7.455cm" svg:y1="1.902cm" svg:x2="7.946cm" svg:y2="1.902cm">
          <text:p/>
        </draw:line>
        <draw:custom-shape draw:style-name="gr5" draw:text-style-name="P3" draw:layer="layout" svg:width="0.503cm" svg:height="0.502cm" svg:x="6.939cm" svg:y="1.6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6.939cm" svg:y="2.655cm">
          <text:p text:style-name="P2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1.6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2.6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cm" svg:y1="1.902cm" svg:x2="6.939cm" svg:y2="1.902cm">
          <text:p/>
        </draw:line>
        <draw:line draw:style-name="gr7" draw:text-style-name="P1" draw:layer="layout" svg:x1="8.461cm" svg:y1="1.902cm" svg:x2="8.7cm" svg:y2="1.902cm">
          <text:p/>
        </draw:line>
        <draw:line draw:style-name="gr4" draw:text-style-name="P1" draw:layer="layout" svg:x1="7.455cm" svg:y1="2.906cm" svg:x2="7.946cm" svg:y2="2.906cm">
          <text:p/>
        </draw:line>
        <draw:line draw:style-name="gr4" draw:text-style-name="P1" draw:layer="layout" svg:x1="6.7cm" svg:y1="2.906cm" svg:x2="6.939cm" svg:y2="2.906cm">
          <text:p/>
        </draw:line>
        <draw:line draw:style-name="gr7" draw:text-style-name="P1" draw:layer="layout" svg:x1="8.461cm" svg:y1="2.906cm" svg:x2="8.7cm" svg:y2="2.906cm">
          <text:p/>
        </draw:line>
        <draw:line draw:style-name="gr4" draw:text-style-name="P1" draw:layer="layout" svg:x1="7.191cm" svg:y1="2.646cm" svg:x2="7.191cm" svg:y2="2.155cm">
          <text:p/>
        </draw:line>
        <draw:line draw:style-name="gr4" draw:text-style-name="P1" draw:layer="layout" svg:x1="7.191cm" svg:y1="3.4cm" svg:x2="7.191cm" svg:y2="3.161cm">
          <text:p/>
        </draw:line>
        <draw:line draw:style-name="gr7" draw:text-style-name="P1" draw:layer="layout" svg:x1="7.191cm" svg:y1="1.639cm" svg:x2="7.191cm" svg:y2="1.4cm">
          <text:p/>
        </draw:line>
        <draw:line draw:style-name="gr4" draw:text-style-name="P1" draw:layer="layout" svg:x1="8.197cm" svg:y1="2.646cm" svg:x2="8.197cm" svg:y2="2.155cm">
          <text:p/>
        </draw:line>
        <draw:line draw:style-name="gr4" draw:text-style-name="P1" draw:layer="layout" svg:x1="8.197cm" svg:y1="3.4cm" svg:x2="8.197cm" svg:y2="3.161cm">
          <text:p/>
        </draw:line>
        <draw:line draw:style-name="gr7" draw:text-style-name="P1" draw:layer="layout" svg:x1="8.197cm" svg:y1="1.639cm" svg:x2="8.197cm" svg:y2="1.4cm">
          <text:p/>
        </draw:line>
        <draw:line draw:style-name="gr4" draw:text-style-name="P1" draw:layer="layout" svg:x1="7.455cm" svg:y1="3.902cm" svg:x2="7.946cm" svg:y2="3.902cm">
          <text:p/>
        </draw:line>
        <draw:custom-shape draw:style-name="gr5" draw:text-style-name="P3" draw:layer="layout" svg:width="0.503cm" svg:height="0.502cm" svg:x="6.939cm" svg:y="3.6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6.939cm" svg:y="4.655cm">
          <text:p text:style-name="P4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3.6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4.6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cm" svg:y1="3.902cm" svg:x2="6.939cm" svg:y2="3.902cm">
          <text:p/>
        </draw:line>
        <draw:line draw:style-name="gr7" draw:text-style-name="P1" draw:layer="layout" svg:x1="8.461cm" svg:y1="3.902cm" svg:x2="8.7cm" svg:y2="3.902cm">
          <text:p/>
        </draw:line>
        <draw:line draw:style-name="gr4" draw:text-style-name="P1" draw:layer="layout" svg:x1="7.455cm" svg:y1="4.906cm" svg:x2="7.946cm" svg:y2="4.906cm">
          <text:p/>
        </draw:line>
        <draw:line draw:style-name="gr4" draw:text-style-name="P1" draw:layer="layout" svg:x1="6.7cm" svg:y1="4.906cm" svg:x2="6.939cm" svg:y2="4.906cm">
          <text:p/>
        </draw:line>
        <draw:line draw:style-name="gr7" draw:text-style-name="P1" draw:layer="layout" svg:x1="8.461cm" svg:y1="4.906cm" svg:x2="8.7cm" svg:y2="4.906cm">
          <text:p/>
        </draw:line>
        <draw:line draw:style-name="gr4" draw:text-style-name="P1" draw:layer="layout" svg:x1="7.191cm" svg:y1="4.646cm" svg:x2="7.191cm" svg:y2="4.155cm">
          <text:p/>
        </draw:line>
        <draw:line draw:style-name="gr4" draw:text-style-name="P1" draw:layer="layout" svg:x1="7.191cm" svg:y1="5.4cm" svg:x2="7.191cm" svg:y2="5.161cm">
          <text:p/>
        </draw:line>
        <draw:line draw:style-name="gr7" draw:text-style-name="P1" draw:layer="layout" svg:x1="7.191cm" svg:y1="3.639cm" svg:x2="7.191cm" svg:y2="3.4cm">
          <text:p/>
        </draw:line>
        <draw:line draw:style-name="gr4" draw:text-style-name="P1" draw:layer="layout" svg:x1="8.197cm" svg:y1="4.646cm" svg:x2="8.197cm" svg:y2="4.155cm">
          <text:p/>
        </draw:line>
        <draw:line draw:style-name="gr4" draw:text-style-name="P1" draw:layer="layout" svg:x1="8.197cm" svg:y1="5.4cm" svg:x2="8.197cm" svg:y2="5.161cm">
          <text:p/>
        </draw:line>
        <draw:line draw:style-name="gr7" draw:text-style-name="P1" draw:layer="layout" svg:x1="8.197cm" svg:y1="3.639cm" svg:x2="8.197cm" svg:y2="3.4cm">
          <text:p/>
        </draw:line>
        <draw:custom-shape draw:style-name="gr2" draw:text-style-name="P1" draw:layer="layout" svg:width="0.503cm" svg:height="0.502cm" svg:x="11.994cm" svg:y="1.798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1.697cm" svg:y="4.698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4.3cm" svg:y="2.298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4.297cm" svg:y="4.296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12.2cm" svg:y="4.298cm">
          <text:p text:style-name="P2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12.597cm" svg:y="3.898cm">
          <text:p text:style-name="P2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13.097cm" svg:y="3.5cm">
          <text:p text:style-name="P2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5cm" svg:y1="2.1cm" svg:x2="13.2cm" svg:y2="3.6cm">
          <text:p/>
        </draw:line>
        <draw:line draw:style-name="gr8" draw:text-style-name="P2" draw:layer="layout" svg:x1="12.5cm" svg:y1="2cm" svg:x2="14.3cm" svg:y2="2.5cm">
          <text:p/>
        </draw:line>
        <draw:line draw:style-name="gr8" draw:text-style-name="P2" draw:layer="layout" svg:x1="14.6cm" svg:y1="4.4cm" svg:x2="14.6cm" svg:y2="2.8cm">
          <text:p/>
        </draw:line>
        <draw:line draw:style-name="gr8" draw:text-style-name="P2" draw:layer="layout" svg:x1="12.4cm" svg:y1="2.2cm" svg:x2="12.8cm" svg:y2="3.9cm">
          <text:p/>
        </draw:line>
        <draw:line draw:style-name="gr8" draw:text-style-name="P2" draw:layer="layout" svg:x1="12.3cm" svg:y1="2.3cm" svg:x2="12.4cm" svg:y2="4.3cm">
          <text:p/>
        </draw:line>
        <draw:line draw:style-name="gr8" draw:text-style-name="P2" draw:layer="layout" svg:x1="12.1cm" svg:y1="2.3cm" svg:x2="11.9cm" svg:y2="4.7cm">
          <text:p/>
        </draw:line>
        <draw:line draw:style-name="gr8" draw:text-style-name="P2" draw:layer="layout" svg:x1="14.3cm" svg:y1="4.7cm" svg:x2="12.2cm" svg:y2="5cm">
          <text:p/>
        </draw:line>
        <draw:line draw:style-name="gr8" draw:text-style-name="P2" draw:layer="layout" svg:x1="14.3cm" svg:y1="4.6cm" svg:x2="12.7cm" svg:y2="4.6cm">
          <text:p/>
        </draw:line>
        <draw:line draw:style-name="gr8" draw:text-style-name="P2" draw:layer="layout" svg:x1="14.3cm" svg:y1="4.5cm" svg:x2="13.1cm" svg:y2="4.2cm">
          <text:p/>
        </draw:line>
        <draw:line draw:style-name="gr8" draw:text-style-name="P2" draw:layer="layout" svg:x1="14.3cm" svg:y1="4.4cm" svg:x2="13.5cm" svg:y2="3.9cm">
          <text:p/>
        </draw:line>
        <draw:line draw:style-name="gr1" draw:text-style-name="P1" draw:layer="layout" svg:x1="5.555cm" svg:y1="9.302cm" svg:x2="6.046cm" svg:y2="9.302cm">
          <text:p/>
        </draw:line>
        <draw:custom-shape draw:style-name="gr2" draw:text-style-name="P1" draw:layer="layout" svg:width="0.503cm" svg:height="0.502cm" svg:x="5.039cm" svg:y="9.05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5.039cm" svg:y="10.05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6.045cm" svg:y="9.05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6.045cm" svg:y="10.05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8cm" svg:y1="9.302cm" svg:x2="5.039cm" svg:y2="9.302cm">
          <text:p/>
        </draw:line>
        <draw:line draw:style-name="gr3" draw:text-style-name="P1" draw:layer="layout" svg:x1="6.561cm" svg:y1="9.302cm" svg:x2="6.8cm" svg:y2="9.302cm">
          <text:p/>
        </draw:line>
        <draw:line draw:style-name="gr1" draw:text-style-name="P1" draw:layer="layout" svg:x1="5.555cm" svg:y1="10.306cm" svg:x2="6.046cm" svg:y2="10.306cm">
          <text:p/>
        </draw:line>
        <draw:line draw:style-name="gr1" draw:text-style-name="P1" draw:layer="layout" svg:x1="4.8cm" svg:y1="10.306cm" svg:x2="5.039cm" svg:y2="10.306cm">
          <text:p/>
        </draw:line>
        <draw:line draw:style-name="gr3" draw:text-style-name="P1" draw:layer="layout" svg:x1="6.561cm" svg:y1="10.306cm" svg:x2="6.8cm" svg:y2="10.306cm">
          <text:p/>
        </draw:line>
        <draw:line draw:style-name="gr1" draw:text-style-name="P1" draw:layer="layout" svg:x1="5.291cm" svg:y1="10.046cm" svg:x2="5.291cm" svg:y2="9.555cm">
          <text:p/>
        </draw:line>
        <draw:line draw:style-name="gr1" draw:text-style-name="P1" draw:layer="layout" svg:x1="5.291cm" svg:y1="10.8cm" svg:x2="5.291cm" svg:y2="10.561cm">
          <text:p/>
        </draw:line>
        <draw:line draw:style-name="gr3" draw:text-style-name="P1" draw:layer="layout" svg:x1="5.291cm" svg:y1="9.039cm" svg:x2="5.291cm" svg:y2="8.8cm">
          <text:p/>
        </draw:line>
        <draw:line draw:style-name="gr1" draw:text-style-name="P1" draw:layer="layout" svg:x1="6.297cm" svg:y1="10.046cm" svg:x2="6.297cm" svg:y2="9.555cm">
          <text:p/>
        </draw:line>
        <draw:line draw:style-name="gr1" draw:text-style-name="P1" draw:layer="layout" svg:x1="6.297cm" svg:y1="10.8cm" svg:x2="6.297cm" svg:y2="10.561cm">
          <text:p/>
        </draw:line>
        <draw:line draw:style-name="gr3" draw:text-style-name="P1" draw:layer="layout" svg:x1="6.297cm" svg:y1="9.039cm" svg:x2="6.297cm" svg:y2="8.8cm">
          <text:p/>
        </draw:line>
        <draw:line draw:style-name="gr4" draw:text-style-name="P1" draw:layer="layout" svg:x1="5.555cm" svg:y1="7.302cm" svg:x2="6.046cm" svg:y2="7.302cm">
          <text:p/>
        </draw:line>
        <draw:custom-shape draw:style-name="gr6" draw:text-style-name="P5" draw:layer="layout" svg:width="0.503cm" svg:height="0.502cm" svg:x="5.04cm" svg:y="7.05cm">
          <text:p text:style-name="P4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6.045cm" svg:y="7.0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6.045cm" svg:y="8.0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cm" svg:y1="7.302cm" svg:x2="5.039cm" svg:y2="7.302cm">
          <text:p/>
        </draw:line>
        <draw:line draw:style-name="gr7" draw:text-style-name="P1" draw:layer="layout" svg:x1="6.561cm" svg:y1="7.302cm" svg:x2="6.8cm" svg:y2="7.302cm">
          <text:p/>
        </draw:line>
        <draw:line draw:style-name="gr4" draw:text-style-name="P1" draw:layer="layout" svg:x1="5.555cm" svg:y1="8.306cm" svg:x2="6.046cm" svg:y2="8.306cm">
          <text:p/>
        </draw:line>
        <draw:line draw:style-name="gr4" draw:text-style-name="P1" draw:layer="layout" svg:x1="4.8cm" svg:y1="8.306cm" svg:x2="5.039cm" svg:y2="8.306cm">
          <text:p/>
        </draw:line>
        <draw:line draw:style-name="gr7" draw:text-style-name="P1" draw:layer="layout" svg:x1="6.561cm" svg:y1="8.306cm" svg:x2="6.8cm" svg:y2="8.306cm">
          <text:p/>
        </draw:line>
        <draw:line draw:style-name="gr4" draw:text-style-name="P1" draw:layer="layout" svg:x1="5.291cm" svg:y1="8.046cm" svg:x2="5.291cm" svg:y2="7.555cm">
          <text:p/>
        </draw:line>
        <draw:line draw:style-name="gr4" draw:text-style-name="P1" draw:layer="layout" svg:x1="5.291cm" svg:y1="8.8cm" svg:x2="5.291cm" svg:y2="8.561cm">
          <text:p/>
        </draw:line>
        <draw:line draw:style-name="gr7" draw:text-style-name="P1" draw:layer="layout" svg:x1="5.291cm" svg:y1="7.039cm" svg:x2="5.291cm" svg:y2="6.8cm">
          <text:p/>
        </draw:line>
        <draw:line draw:style-name="gr4" draw:text-style-name="P1" draw:layer="layout" svg:x1="6.297cm" svg:y1="8.046cm" svg:x2="6.297cm" svg:y2="7.555cm">
          <text:p/>
        </draw:line>
        <draw:line draw:style-name="gr4" draw:text-style-name="P1" draw:layer="layout" svg:x1="6.297cm" svg:y1="8.8cm" svg:x2="6.297cm" svg:y2="8.561cm">
          <text:p/>
        </draw:line>
        <draw:line draw:style-name="gr7" draw:text-style-name="P1" draw:layer="layout" svg:x1="6.297cm" svg:y1="7.039cm" svg:x2="6.297cm" svg:y2="6.8cm">
          <text:p/>
        </draw:line>
        <draw:line draw:style-name="gr4" draw:text-style-name="P1" draw:layer="layout" svg:x1="7.555cm" svg:y1="7.302cm" svg:x2="8.046cm" svg:y2="7.302cm">
          <text:p/>
        </draw:line>
        <draw:custom-shape draw:style-name="gr5" draw:text-style-name="P3" draw:layer="layout" svg:width="0.503cm" svg:height="0.502cm" svg:x="7.039cm" svg:y="7.0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7.039cm" svg:y="8.055cm">
          <text:p text:style-name="P2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8.045cm" svg:y="7.0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8.045cm" svg:y="8.0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8cm" svg:y1="7.302cm" svg:x2="7.039cm" svg:y2="7.302cm">
          <text:p/>
        </draw:line>
        <draw:line draw:style-name="gr7" draw:text-style-name="P1" draw:layer="layout" svg:x1="8.561cm" svg:y1="7.302cm" svg:x2="8.8cm" svg:y2="7.302cm">
          <text:p/>
        </draw:line>
        <draw:line draw:style-name="gr4" draw:text-style-name="P1" draw:layer="layout" svg:x1="7.555cm" svg:y1="8.306cm" svg:x2="8.046cm" svg:y2="8.306cm">
          <text:p/>
        </draw:line>
        <draw:line draw:style-name="gr4" draw:text-style-name="P1" draw:layer="layout" svg:x1="6.8cm" svg:y1="8.306cm" svg:x2="7.039cm" svg:y2="8.306cm">
          <text:p/>
        </draw:line>
        <draw:line draw:style-name="gr7" draw:text-style-name="P1" draw:layer="layout" svg:x1="8.561cm" svg:y1="8.306cm" svg:x2="8.8cm" svg:y2="8.306cm">
          <text:p/>
        </draw:line>
        <draw:line draw:style-name="gr4" draw:text-style-name="P1" draw:layer="layout" svg:x1="7.291cm" svg:y1="8.046cm" svg:x2="7.291cm" svg:y2="7.555cm">
          <text:p/>
        </draw:line>
        <draw:line draw:style-name="gr4" draw:text-style-name="P1" draw:layer="layout" svg:x1="7.291cm" svg:y1="8.8cm" svg:x2="7.291cm" svg:y2="8.561cm">
          <text:p/>
        </draw:line>
        <draw:line draw:style-name="gr7" draw:text-style-name="P1" draw:layer="layout" svg:x1="7.291cm" svg:y1="7.039cm" svg:x2="7.291cm" svg:y2="6.8cm">
          <text:p/>
        </draw:line>
        <draw:line draw:style-name="gr4" draw:text-style-name="P1" draw:layer="layout" svg:x1="8.297cm" svg:y1="8.046cm" svg:x2="8.297cm" svg:y2="7.555cm">
          <text:p/>
        </draw:line>
        <draw:line draw:style-name="gr4" draw:text-style-name="P1" draw:layer="layout" svg:x1="8.297cm" svg:y1="8.8cm" svg:x2="8.297cm" svg:y2="8.561cm">
          <text:p/>
        </draw:line>
        <draw:line draw:style-name="gr7" draw:text-style-name="P1" draw:layer="layout" svg:x1="8.297cm" svg:y1="7.039cm" svg:x2="8.297cm" svg:y2="6.8cm">
          <text:p/>
        </draw:line>
        <draw:line draw:style-name="gr4" draw:text-style-name="P1" draw:layer="layout" svg:x1="7.555cm" svg:y1="9.302cm" svg:x2="8.046cm" svg:y2="9.302cm">
          <text:p/>
        </draw:line>
        <draw:custom-shape draw:style-name="gr5" draw:text-style-name="P3" draw:layer="layout" svg:width="0.503cm" svg:height="0.502cm" svg:x="7.039cm" svg:y="9.0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8.05cm" svg:y="10.06cm">
          <text:p text:style-name="P4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8.045cm" svg:y="9.0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04cm" svg:y="10.06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8cm" svg:y1="9.302cm" svg:x2="7.039cm" svg:y2="9.302cm">
          <text:p/>
        </draw:line>
        <draw:line draw:style-name="gr7" draw:text-style-name="P1" draw:layer="layout" svg:x1="8.561cm" svg:y1="9.302cm" svg:x2="8.8cm" svg:y2="9.302cm">
          <text:p/>
        </draw:line>
        <draw:line draw:style-name="gr4" draw:text-style-name="P1" draw:layer="layout" svg:x1="7.555cm" svg:y1="10.306cm" svg:x2="8.046cm" svg:y2="10.306cm">
          <text:p/>
        </draw:line>
        <draw:line draw:style-name="gr4" draw:text-style-name="P1" draw:layer="layout" svg:x1="6.8cm" svg:y1="10.306cm" svg:x2="7.039cm" svg:y2="10.306cm">
          <text:p/>
        </draw:line>
        <draw:line draw:style-name="gr7" draw:text-style-name="P1" draw:layer="layout" svg:x1="8.561cm" svg:y1="10.306cm" svg:x2="8.8cm" svg:y2="10.306cm">
          <text:p/>
        </draw:line>
        <draw:line draw:style-name="gr4" draw:text-style-name="P1" draw:layer="layout" svg:x1="7.291cm" svg:y1="10.046cm" svg:x2="7.291cm" svg:y2="9.555cm">
          <text:p/>
        </draw:line>
        <draw:line draw:style-name="gr4" draw:text-style-name="P1" draw:layer="layout" svg:x1="7.291cm" svg:y1="10.8cm" svg:x2="7.291cm" svg:y2="10.561cm">
          <text:p/>
        </draw:line>
        <draw:line draw:style-name="gr7" draw:text-style-name="P1" draw:layer="layout" svg:x1="7.291cm" svg:y1="9.039cm" svg:x2="7.291cm" svg:y2="8.8cm">
          <text:p/>
        </draw:line>
        <draw:line draw:style-name="gr4" draw:text-style-name="P1" draw:layer="layout" svg:x1="8.297cm" svg:y1="10.046cm" svg:x2="8.297cm" svg:y2="9.555cm">
          <text:p/>
        </draw:line>
        <draw:line draw:style-name="gr4" draw:text-style-name="P1" draw:layer="layout" svg:x1="8.297cm" svg:y1="10.8cm" svg:x2="8.297cm" svg:y2="10.561cm">
          <text:p/>
        </draw:line>
        <draw:line draw:style-name="gr7" draw:text-style-name="P1" draw:layer="layout" svg:x1="8.297cm" svg:y1="9.039cm" svg:x2="8.297cm" svg:y2="8.8cm">
          <text:p/>
        </draw:line>
        <draw:custom-shape draw:style-name="gr2" draw:text-style-name="P1" draw:layer="layout" svg:width="0.503cm" svg:height="0.502cm" svg:x="12.094cm" svg:y="7.198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1.797cm" svg:y="10.098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4.4cm" svg:y="7.698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4.397cm" svg:y="9.696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12.3cm" svg:y="9.698cm">
          <text:p text:style-name="P2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11.6cm" svg:y="6.7cm">
          <text:p text:style-name="P2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3cm" svg:height="0.502cm" svg:x="14.9cm" svg:y="9.998cm">
          <text:p text:style-name="P2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1cm" svg:y1="6.9cm" svg:x2="14.5cm" svg:y2="7.8cm">
          <text:p/>
        </draw:line>
        <draw:line draw:style-name="gr8" draw:text-style-name="P2" draw:layer="layout" svg:x1="12.6cm" svg:y1="7.4cm" svg:x2="14.4cm" svg:y2="7.9cm">
          <text:p/>
        </draw:line>
        <draw:line draw:style-name="gr8" draw:text-style-name="P2" draw:layer="layout" svg:x1="14.6cm" svg:y1="9.7cm" svg:x2="14.6cm" svg:y2="8.2cm">
          <text:p/>
        </draw:line>
        <draw:line draw:style-name="gr8" draw:text-style-name="P2" draw:layer="layout" svg:x1="14.7cm" svg:y1="8.2cm" svg:x2="15.2cm" svg:y2="10cm">
          <text:p/>
        </draw:line>
        <draw:line draw:style-name="gr8" draw:text-style-name="P2" draw:layer="layout" svg:x1="12.4cm" svg:y1="7.7cm" svg:x2="12.5cm" svg:y2="9.7cm">
          <text:p/>
        </draw:line>
        <draw:line draw:style-name="gr8" draw:text-style-name="P2" draw:layer="layout" svg:x1="12.2cm" svg:y1="7.7cm" svg:x2="12cm" svg:y2="10.1cm">
          <text:p/>
        </draw:line>
        <draw:line draw:style-name="gr8" draw:text-style-name="P2" draw:layer="layout" svg:x1="14.4cm" svg:y1="10.1cm" svg:x2="12.3cm" svg:y2="10.4cm">
          <text:p/>
        </draw:line>
        <draw:line draw:style-name="gr8" draw:text-style-name="P2" draw:layer="layout" svg:x1="14.4cm" svg:y1="10cm" svg:x2="12.8cm" svg:y2="10cm">
          <text:p/>
        </draw:line>
        <draw:line draw:style-name="gr8" draw:text-style-name="P2" draw:layer="layout" svg:x1="14.9cm" svg:y1="10.4cm" svg:x2="12.3cm" svg:y2="10.5cm">
          <text:p/>
        </draw:line>
        <draw:custom-shape draw:style-name="gr5" draw:text-style-name="P3" draw:layer="layout" svg:width="0.503cm" svg:height="0.502cm" svg:x="5.04cm" svg:y="8.04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.8cm" svg:y1="7.2cm" svg:x2="11.8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7T19:42:18</meta:creation-date>
    <dc:date>2013-03-08T17:38:53</dc:date>
    <dc:creator>Luke </dc:creator>
    <meta:editing-duration>PT51M49S</meta:editing-duration>
    <meta:editing-cycles>5</meta:editing-cycles>
    <meta:generator>LibreOffice/3.5$Linux_x86 LibreOffice_project/350m1$Build-2</meta:generator>
    <meta:document-statistic meta:object-count="162"/>
  </office:meta>
</office:document-meta>
</file>